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RW Gothic" fo:font-size="18pt" fo:font-weight="bold" officeooo:rsid="0011b580" officeooo:paragraph-rsid="0011b58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URW Gothic" officeooo:rsid="0011b580" officeooo:paragraph-rsid="0011b580"/>
    </style:style>
    <style:style style:name="P3" style:family="paragraph" style:parent-style-name="Standard">
      <style:paragraph-properties fo:text-align="justify" style:justify-single-word="false"/>
      <style:text-properties style:font-name="URW Gothic" officeooo:rsid="0025e808" officeooo:paragraph-rsid="0025e808"/>
    </style:style>
    <style:style style:name="P4" style:family="paragraph" style:parent-style-name="Standard">
      <style:paragraph-properties fo:text-align="justify" style:justify-single-word="false"/>
      <style:text-properties style:font-name="URW Gothic" officeooo:rsid="0028b7b3" officeooo:paragraph-rsid="0028b7b3"/>
    </style:style>
    <style:style style:name="P5" style:family="paragraph" style:parent-style-name="Standard">
      <style:paragraph-properties fo:text-align="justify" style:justify-single-word="false"/>
      <style:text-properties style:font-name="URW Gothic" officeooo:rsid="002c3da6" officeooo:paragraph-rsid="002c3da6"/>
    </style:style>
    <style:style style:name="P6" style:family="paragraph" style:parent-style-name="Standard">
      <style:paragraph-properties fo:text-align="justify" style:justify-single-word="false"/>
      <style:text-properties style:font-name="URW Gothic" officeooo:rsid="002c3da6" officeooo:paragraph-rsid="0039a66f"/>
    </style:style>
    <style:style style:name="P7" style:family="paragraph" style:parent-style-name="Standard">
      <style:paragraph-properties fo:text-align="justify" style:justify-single-word="false"/>
      <style:text-properties style:font-name="URW Gothic" officeooo:rsid="002c3da6" officeooo:paragraph-rsid="0043ec9d"/>
    </style:style>
    <style:style style:name="P8" style:family="paragraph" style:parent-style-name="Standard">
      <style:paragraph-properties fo:text-align="justify" style:justify-single-word="false"/>
      <style:text-properties style:font-name="URW Gothic" fo:font-weight="bold" officeooo:rsid="002c3da6" officeooo:paragraph-rsid="002c3da6" fo:background-color="#808080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URW Gothic" officeooo:rsid="004b02d1" officeooo:paragraph-rsid="004b02d1"/>
    </style:style>
    <style:style style:name="P10" style:family="paragraph" style:parent-style-name="Standard">
      <style:paragraph-properties fo:text-align="justify" style:justify-single-word="false"/>
      <style:text-properties officeooo:paragraph-rsid="0028b7b3"/>
    </style:style>
    <style:style style:name="P11" style:family="paragraph" style:parent-style-name="Standard">
      <style:paragraph-properties fo:text-align="justify" style:justify-single-word="false"/>
      <style:text-properties officeooo:paragraph-rsid="00381a41"/>
    </style:style>
    <style:style style:name="P12" style:family="paragraph" style:parent-style-name="Standard">
      <style:paragraph-properties fo:text-align="justify" style:justify-single-word="false"/>
      <style:text-properties officeooo:paragraph-rsid="0039a66f"/>
    </style:style>
    <style:style style:name="T1" style:family="text">
      <style:text-properties officeooo:rsid="00133520"/>
    </style:style>
    <style:style style:name="T2" style:family="text">
      <style:text-properties officeooo:rsid="00301cb1"/>
    </style:style>
    <style:style style:name="T3" style:family="text">
      <style:text-properties officeooo:rsid="00320ca7"/>
    </style:style>
    <style:style style:name="T4" style:family="text">
      <style:text-properties officeooo:rsid="0035742d"/>
    </style:style>
    <style:style style:name="T5" style:family="text">
      <style:text-properties officeooo:rsid="003d3f40"/>
    </style:style>
    <style:style style:name="T6" style:family="text">
      <style:text-properties style:font-name="URW Gothic" officeooo:rsid="0035742d"/>
    </style:style>
    <style:style style:name="T7" style:family="text">
      <style:text-properties style:font-name="URW Gothic" officeooo:rsid="003f8ee9"/>
    </style:style>
    <style:style style:name="T8" style:family="text">
      <style:text-properties style:font-name="URW Gothic" officeooo:rsid="0028b7b3"/>
    </style:style>
    <style:style style:name="T9" style:family="text">
      <style:text-properties style:font-name="URW Gothic" officeooo:rsid="0040ddaf"/>
    </style:style>
    <style:style style:name="T10" style:family="text">
      <style:text-properties style:font-name="URW Gothic" officeooo:rsid="00417c2b"/>
    </style:style>
    <style:style style:name="T11" style:family="text">
      <style:text-properties style:font-name="URW Gothic" officeooo:rsid="0041f853"/>
    </style:style>
    <style:style style:name="T12" style:family="text">
      <style:text-properties style:font-name="URW Gothic" officeooo:rsid="002c3da6"/>
    </style:style>
    <style:style style:name="T13" style:family="text">
      <style:text-properties style:font-name="URW Gothic" officeooo:rsid="0043ec9d"/>
    </style:style>
    <style:style style:name="T14" style:family="text">
      <style:text-properties style:font-name="URW Gothic" officeooo:rsid="0043b2f0"/>
    </style:style>
    <style:style style:name="T15" style:family="text">
      <style:text-properties style:font-name="URW Gothic" officeooo:rsid="0047f725"/>
    </style:style>
    <style:style style:name="T16" style:family="text">
      <style:text-properties style:font-name="URW Gothic" officeooo:rsid="00497bb8"/>
    </style:style>
    <style:style style:name="T17" style:family="text">
      <style:text-properties officeooo:rsid="00417c2b"/>
    </style:style>
    <style:style style:name="T18" style:family="text">
      <style:text-properties officeooo:rsid="0041f853"/>
    </style:style>
    <style:style style:name="T19" style:family="text">
      <style:text-properties officeooo:rsid="0043b2f0"/>
    </style:style>
    <style:style style:name="T20" style:family="text">
      <style:text-properties officeooo:rsid="0043ec9d"/>
    </style:style>
    <style:style style:name="T21" style:family="text">
      <style:text-properties officeooo:rsid="004b02d1"/>
    </style:style>
    <style:style style:name="T22" style:family="text">
      <style:text-properties officeooo:rsid="004b6e06"/>
    </style:style>
    <style:style style:name="T23" style:family="text">
      <style:text-properties officeooo:rsid="004c0b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requis<text:span text:style-name="T2">i</text:span>tos <text:span text:style-name="T5">funcionais</text:span></text:p>
      <text:p text:style-name="P2">Data: <text:span text:style-name="T21">03</text:span><text:span text:style-name="T1">/</text:span><text:span text:style-name="T21">11</text:span><text:span text:style-name="T1">/2021</text:span></text:p>
      <text:p text:style-name="P2">Versão: <text:span text:style-name="T1">0.</text:span><text:span text:style-name="T21">4</text:span></text:p>
      <text:p text:style-name="P3"/>
      <text:p text:style-name="P3"/>
      <text:p text:style-name="P3">Programa para gerenciamento de clínicas odontológicas de pequeno porte. <text:span text:style-name="T3">Com a função de auxiliar nas tarefas cotidianas, com os seguintes requisitos funcionais:</text:span></text:p>
      <text:p text:style-name="P3"/>
      <text:p text:style-name="P3"/>
      <text:p text:style-name="P8">Cadastro</text:p>
      <text:p text:style-name="P4"/>
      <text:p text:style-name="P11"><text:span text:style-name="T6">[RF-001] – </text:span><text:span text:style-name="T9">Cadastrar paciente</text:span><text:span text:style-name="T8">.</text:span></text:p>
      <text:p text:style-name="P11"><text:span text:style-name="T6">[RF-002] – </text:span><text:span text:style-name="T9">Cadastrar anamnese</text:span><text:span text:style-name="T8">.</text:span></text:p>
      <text:p text:style-name="P11"><text:span text:style-name="T6">[RF-003] – </text:span><text:span text:style-name="T9">Cadastrar tratamentos.</text:span></text:p>
      <text:p text:style-name="P11"><text:span text:style-name="T6">[RF-004] – </text:span><text:span text:style-name="T9">Enviar anexos.</text:span></text:p>
      <text:p text:style-name="P11"><text:span text:style-name="T6">[RF-005] – </text:span><text:span text:style-name="T9">Cadastrar parcelamentos.</text:span></text:p>
      <text:p text:style-name="P10"><text:span text:style-name="T6">[RF-006] – </text:span><text:span text:style-name="T7">Agendar consultas</text:span><text:span text:style-name="T8">.</text:span></text:p>
      <text:p text:style-name="P9">[RF-0<text:span text:style-name="T23">12</text:span>] – <text:span text:style-name="T22">Cadastrar p</text:span>lano de tratamento.</text:p>
      <text:p text:style-name="P4"/>
      <text:p text:style-name="P8">Pesquisa</text:p>
      <text:p text:style-name="P5"/>
      <text:p text:style-name="P6"><text:span text:style-name="T4">[RF-00</text:span><text:span text:style-name="T17">7</text:span><text:span text:style-name="T4">] – </text:span>Pesquisa<text:span text:style-name="T19">r</text:span> por pacientes.</text:p>
      <text:p text:style-name="P6"><text:span text:style-name="T4">[RF-00</text:span><text:span text:style-name="T17">8</text:span><text:span text:style-name="T4">] – </text:span><text:span text:style-name="T18">Pesquisar tratamento</text:span>.</text:p>
      <text:p text:style-name="P7"><text:span text:style-name="T4">[RF-0</text:span><text:span text:style-name="T20">09</text:span><text:span text:style-name="T4">] – </text:span><text:span text:style-name="T18">Pesquisar anexos</text:span>.</text:p>
      <text:p text:style-name="P12"><text:span text:style-name="T6">[RF-0</text:span><text:span text:style-name="T13">10</text:span><text:span text:style-name="T6">] – </text:span><text:span text:style-name="T14">Pesquisar </text:span><text:span text:style-name="T12">parcelamentos.</text:span></text:p>
      <text:p text:style-name="P12"><text:span text:style-name="T6">[RF-01</text:span><text:span text:style-name="T10">1</text:span><text:span text:style-name="T6">] – </text:span><text:span text:style-name="T11">Pesquisar </text:span><text:span text:style-name="T15">consultas </text:span><text:span text:style-name="T16">agendadas</text:span><text:span text:style-name="T12">.</text:span></text:p>
      <text:p text:style-name="P9">[RF-01<text:span text:style-name="T23">3</text:span>] – Pesquisar plano de tratamento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9" meta:word-count="77" meta:character-count="672" meta:non-whitespace-character-count="601"/>
  </office:meta>
</office:document-meta>
</file>